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8282" officeooo:paragraph-rsid="001e8282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99d9"/>
    </style:style>
    <style:style style:name="T6" style:family="text">
      <style:text-properties officeooo:rsid="001d37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5th</text:span> of <text:span text:style-name="T5">March</text:span> 202<text:span text:style-name="T5">2</text:span> under the <text:span text:style-name="T5">9th</text:span> PA Meeting.</text:p>
      <text:p text:style-name="P1"/>
      <text:p text:style-name="P1">The Assembly, recognising the current situation,</text:p>
      <text:p text:style-name="P1"/>
      <text:p text:style-name="P4">Constitutes the need to make Emeralda_axe7 a CotS member.</text:p>
      <text:p text:style-name="P1"/>
      <text:p text:style-name="P1">And proceeds.</text:p>
      <text:p text:style-name="P1"/>
      <text:p text:style-name="P1">Signed by,</text:p>
      <text:p text:style-name="P1">_<text:span text:style-name="T6">yoran_</text:span></text:p>
      <text:p text:style-name="P1"/>
      <text:p text:style-name="P1"/>
      <text:p text:style-name="P1"/>
      <text:p text:style-name="Standard"><text:span text:style-name="T1">[</text:span><text:span text:style-name="T2">Motion 9-4: To make Emeralda_axe7 a CotS member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5T17:53:57.753038274</dc:date>
    <meta:editing-duration>PT3M</meta:editing-duration>
    <meta:editing-cycles>10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7" meta:word-count="43" meta:character-count="268" meta:non-whitespace-character-count="232"/>
  </office:meta>
</office:document-meta>
</file>